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style:min-row-height="0.794cm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19.5pt"/>
    </style:style>
    <style:style style:name="P2" style:family="paragraph" style:parent-style-name="Standard">
      <style:text-properties style:font-name="sans-serif" fo:font-size="10.5p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10.5pt" fo:font-weight="bold" officeooo:rsid="000f93b4" officeooo:paragraph-rsid="000f93b4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0d1a80" officeooo:paragraph-rsid="000d1a80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d1a80" officeooo:paragraph-rsid="000d1a80" style:font-weight-asian="bold" style:font-weight-complex="bold"/>
    </style:style>
    <style:style style:name="P7" style:family="paragraph" style:parent-style-name="Text_20_body" style:list-style-name="L8">
      <style:paragraph-properties fo:text-align="start" style:justify-single-word="false"/>
      <style:text-properties officeooo:rsid="000f93b4" officeooo:paragraph-rsid="0010bd77"/>
    </style:style>
    <style:style style:name="P8" style:family="paragraph" style:parent-style-name="Text_20_body">
      <style:paragraph-properties fo:text-align="start" style:justify-single-word="false"/>
      <style:text-properties style:font-name="sans-serif" fo:font-size="10.5pt" officeooo:rsid="000d1a80" officeooo:paragraph-rsid="000f93b4"/>
    </style:style>
    <style:style style:name="P9" style:family="paragraph" style:parent-style-name="Text_20_body" style:list-style-name="L8">
      <style:paragraph-properties fo:text-align="start" style:justify-single-word="false"/>
      <style:text-properties officeooo:rsid="001141b2" officeooo:paragraph-rsid="001141b2"/>
    </style:style>
    <style:style style:name="P10" style:family="paragraph" style:parent-style-name="Table_20_Contents">
      <style:paragraph-properties fo:text-align="start" style:justify-single-word="false"/>
      <style:text-properties officeooo:rsid="000d1a80" officeooo:paragraph-rsid="000d1a80"/>
    </style:style>
    <style:style style:name="P11" style:family="paragraph" style:parent-style-name="Table_20_Contents">
      <style:paragraph-properties fo:text-align="start" style:justify-single-word="false"/>
      <style:text-properties officeooo:rsid="000dfacd" officeooo:paragraph-rsid="000dfacd"/>
    </style:style>
    <style:style style:name="P12" style:family="paragraph" style:parent-style-name="Table_20_Contents" style:list-style-name="L6">
      <style:paragraph-properties fo:line-height="150%" fo:text-align="start" style:justify-single-word="false"/>
      <style:text-properties officeooo:rsid="0010bd77" officeooo:paragraph-rsid="0010bd77"/>
    </style:style>
    <style:style style:name="P13" style:family="paragraph" style:parent-style-name="Table_20_Contents" style:list-style-name="L9">
      <style:paragraph-properties fo:line-height="150%"/>
      <style:text-properties officeooo:rsid="001141b2" officeooo:paragraph-rsid="001141b2"/>
    </style:style>
    <style:style style:name="P14" style:family="paragraph" style:parent-style-name="Table_20_Contents" style:list-style-name="L10">
      <style:paragraph-properties fo:line-height="150%"/>
      <style:text-properties officeooo:rsid="001141b2" officeooo:paragraph-rsid="001141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TY MANAGEMENT PLAN</text:p>
      <text:p text:style-name="P1"/>
      <text:p text:style-name="P5"><text:span text:style-name="T1">Project title</text:span>: Drzewpol<text:tab/><text:tab/><text:tab/><text:tab/><text:tab/><text:tab/> <text:s text:c="8"/><text:span text:style-name="T1">Date prepared: </text:span><text:span text:style-name="T2">29.05.2017</text:span></text:p>
      <text:p text:style-name="P5"><text:span text:style-name="T2"/></text:p>
      <text:p text:style-name="P6">Quality Roles and Responsibilities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0">Role</text:p>
          </table:table-cell>
          <table:table-cell table:style-name="Tabela1.B1" office:value-type="string">
            <text:p text:style-name="P10">Responsibilities</text:p>
          </table:table-cell>
        </table:table-row>
        <table:table-row>
          <table:table-cell table:style-name="Tabela1.A2" office:value-type="string">
            <text:p text:style-name="P10">Urząd miasta.</text:p>
          </table:table-cell>
          <table:table-cell table:style-name="Tabela1.B2" office:value-type="string">
            <text:p text:style-name="P10">Główny interesariusz projektu, określa cel przedsięwzięcia, płaci za dostarczenie i utrzymanie systemu.</text:p>
          </table:table-cell>
        </table:table-row>
        <table:table-row>
          <table:table-cell table:style-name="Tabela1.A2" office:value-type="string">
            <text:p text:style-name="P10">Kierownik projektu.</text:p>
            <text:p text:style-name="P10"/>
          </table:table-cell>
          <table:table-cell table:style-name="Tabela1.B2" office:value-type="string">
            <text:p text:style-name="P10">Zarządza budżetem projtu, realizuje formalności, deleguje zadania na pracowników.</text:p>
          </table:table-cell>
        </table:table-row>
        <table:table-row>
          <table:table-cell table:style-name="Tabela1.A2" office:value-type="string">
            <text:p text:style-name="P10">Pracownik – programista.</text:p>
            <text:p text:style-name="P10"/>
          </table:table-cell>
          <table:table-cell table:style-name="Tabela1.B2" office:value-type="string">
            <text:p text:style-name="P10">Tworzy oprogramowanie na urządzenia i oprogramowanie serwerowe.</text:p>
          </table:table-cell>
        </table:table-row>
        <table:table-row>
          <table:table-cell table:style-name="Tabela1.A2" office:value-type="string">
            <text:p text:style-name="P10">Pracownik – elektronik.</text:p>
            <text:p text:style-name="P10"/>
          </table:table-cell>
          <table:table-cell table:style-name="Tabela1.B2" office:value-type="string">
            <text:p text:style-name="P10">Projektuje i buduje urządzenia.</text:p>
          </table:table-cell>
        </table:table-row>
        <table:table-row>
          <table:table-cell table:style-name="Tabela1.A2" office:value-type="string">
            <text:p text:style-name="P10">Wodociągi miejskie.</text:p>
            <text:p text:style-name="P10"/>
          </table:table-cell>
          <table:table-cell table:style-name="Tabela1.B2" office:value-type="string">
            <text:p text:style-name="P10">Dostarczają wody do systemu podlewania.</text:p>
          </table:table-cell>
        </table:table-row>
        <table:table-row>
          <table:table-cell table:style-name="Tabela1.A2" office:value-type="string">
            <text:p text:style-name="P10">Dostawca elektroniki.</text:p>
            <text:p text:style-name="P10"/>
          </table:table-cell>
          <table:table-cell table:style-name="Tabela1.B2" office:value-type="string">
            <text:p text:style-name="P10">Dostarcza urządzenia IOT.</text:p>
          </table:table-cell>
        </table:table-row>
        <table:table-row>
          <table:table-cell table:style-name="Tabela1.A2" office:value-type="string">
            <text:p text:style-name="P10">Dostawca sprzętu.</text:p>
          </table:table-cell>
          <table:table-cell table:style-name="Tabela1.B2" office:value-type="string">
            <text:p text:style-name="P10">Dostarcza pozostały potrzebny sprzęt.</text:p>
          </table:table-cell>
        </table:table-row>
        <table:table-row>
          <table:table-cell table:style-name="Tabela1.A2" office:value-type="string">
            <text:p text:style-name="P11">Mieszkaniec miasta.</text:p>
          </table:table-cell>
          <table:table-cell table:style-name="Tabela1.B2" office:value-type="string">
            <text:p text:style-name="P11">Dokonuje oceny działalności systemu.</text:p>
          </table:table-cell>
        </table:table-row>
      </table:table>
      <text:p text:style-name="P6"/>
      <text:p text:style-name="P6">Quality Planning Approach</text:p>
      <table:table table:name="Tabela2" table:style-name="Tabela2">
        <table:table-column table:style-name="Tabela2.A"/>
        <table:table-row>
          <table:table-cell table:style-name="Tabela2.A1" office:value-type="string">
            <text:list xml:id="list3212465048953093771" text:style-name="L8">
              <text:list-item>
                <text:p text:style-name="P7"><text:span text:style-name="T2">Zapoznanie się z normami technologicznymi.</text:span></text:p>
              </text:list-item>
              <text:list-item>
                <text:p text:style-name="P7"><text:span text:style-name="T2">Zebranie i analiza dokumentacji.</text:span></text:p>
              </text:list-item>
              <text:list-item>
                <text:p text:style-name="P7"><text:span text:style-name="T2">Zdefiniowanie zakresu projektu.</text:span></text:p>
              </text:list-item>
              <text:list-item>
                <text:p text:style-name="P7"><text:span text:style-name="T2">Analiza planu projektu.</text:span></text:p>
              </text:list-item>
              <text:list-item>
                <text:p text:style-name="P9"><text:span text:style-name="T2">Zdefiniowanie procesu kontroli jakości.</text:span></text:p>
              </text:list-item>
            </text:list>
          </table:table-cell>
        </table:table-row>
      </table:table>
      <text:p text:style-name="P6"/>
      <text:p text:style-name="P3">Quality Assurance Approach</text:p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list xml:id="list3196669991279536875" text:style-name="L6">
              <text:list-item>
                <text:p text:style-name="P12">Zatrudnienie wykfalifikowanej kadry pracowniczej.</text:p>
              </text:list-item>
              <text:list-item>
                <text:p text:style-name="P12">Wysoka kultura pracy.</text:p>
              </text:list-item>
              <text:list-item>
                <text:p text:style-name="P12">Wykorzystanie profesjonalnych narzędzi.</text:p>
              </text:list-item>
              <text:list-item>
                <text:p text:style-name="P12">Wykorzystanie wysokiej jakości urządzeń i elementów.</text:p>
              </text:list-item>
              <text:list-item>
                <text:p text:style-name="P12">Jasny system wewnątrzfirmowych procedur.</text:p>
              </text:list-item>
            </text:list>
          </table:table-cell>
        </table:table-row>
      </table:table>
      <text:p text:style-name="P8"><text:span text:style-name="T2"/></text:p>
      <text:p text:style-name="P2"><text:soft-page-break/></text:p>
      <text:p text:style-name="P2"/>
      <text:p text:style-name="P2">Quality Control Approach</text:p>
      <text:p text:style-name="P5"><text:span text:style-name="T2"/>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list xml:id="list721555302314634333" text:style-name="L9">
              <text:list-item>
                <text:p text:style-name="P13">Wysoki procent pokrycia kodu testami jednostkowymi.</text:p>
              </text:list-item>
              <text:list-item>
                <text:p text:style-name="P13">Wdrożenie procedury testów akceptacyjnych.</text:p>
              </text:list-item>
              <text:list-item>
                <text:p text:style-name="P13">Manualne testy każdego urządzenia.</text:p>
              </text:list-item>
              <text:list-item>
                <text:p text:style-name="P13">Regularne przeglądy techniczne instalacji.</text:p>
              </text:list-item>
              <text:list-item>
                <text:p text:style-name="P13">Monitorwanie instalacji.</text:p>
              </text:list-item>
            </text:list>
          </table:table-cell>
        </table:table-row>
      </table:table>
      <text:p text:style-name="Standard"/>
      <text:p text:style-name="P4">Quality Improvement Approach</text:p>
      <text:p text:style-name="P4"/>
      <table:table table:name="Tabela5" table:style-name="Tabela5">
        <table:table-column table:style-name="Tabela5.A"/>
        <table:table-row>
          <table:table-cell table:style-name="Tabela5.A1" office:value-type="string">
            <text:list xml:id="list3946010276354202382" text:style-name="L10">
              <text:list-item>
                <text:p text:style-name="P14">Regularne przeglądy kodu między programistami.</text:p>
              </text:list-item>
              <text:list-item>
                <text:p text:style-name="P14">Szkolenia wewnątrzfirmowe.</text:p>
              </text:list-item>
              <text:list-item>
                <text:p text:style-name="P14">Wymiana zużytych urządzeń.</text:p>
              </text:list-item>
              <text:list-item>
                <text:p text:style-name="P14">Okresowe oceny pracy pracowników.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45:10.796082355</meta:creation-date>
    <dc:date>2017-05-29T16:23:52.125456221</dc:date>
    <meta:editing-duration>PT6M19S</meta:editing-duration>
    <meta:editing-cycles>3</meta:editing-cycles>
    <meta:generator>LibreOffice/5.1.6.2$Linux_X86_64 LibreOffice_project/10m0$Build-2</meta:generator>
    <meta:document-statistic meta:table-count="5" meta:image-count="0" meta:object-count="0" meta:page-count="2" meta:paragraph-count="44" meta:word-count="183" meta:character-count="1543" meta:non-whitespace-character-count="1407"/>
  </office:meta>
</office:document-meta>
</file>